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2044121832650D0C4C0.png" manifest:media-type="image/png"/>
  <manifest:file-entry manifest:full-path="Pictures/10000001000003D40000020FC713597AAC76EF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3d021" officeooo:paragraph-rsid="0013d021"/>
    </style:style>
    <style:style style:name="P2" style:family="paragraph" style:parent-style-name="Standard">
      <style:text-properties officeooo:rsid="0013d021" officeooo:paragraph-rsid="0013d021"/>
    </style:style>
    <style:style style:name="P3" style:family="paragraph" style:parent-style-name="Preformatted_20_Text">
      <style:paragraph-properties fo:margin-top="0cm" fo:margin-bottom="0.499cm" style:contextual-spacing="false"/>
    </style:style>
    <style:style style:name="P4" style:family="paragraph" style:parent-style-name="Standard">
      <style:paragraph-properties fo:margin-top="0cm" fo:margin-bottom="0.499cm" style:contextual-spacing="false"/>
    </style:style>
    <style:style style:name="P5" style:family="paragraph" style:parent-style-name="Preformatted_20_Text">
      <style:text-properties fo:color="#111111" loext:opacity="100%" fo:background-color="#ffffff"/>
    </style:style>
    <style:style style:name="P6" style:family="paragraph" style:parent-style-name="Preformatted_20_Text">
      <style:text-properties fo:color="#111111" loext:opacity="100%"/>
    </style:style>
    <style:style style:name="P7" style:family="paragraph" style:parent-style-name="Standard">
      <style:text-properties fo:color="#111111" loext:opacity="100%"/>
    </style:style>
    <style:style style:name="P8" style:family="paragraph" style:parent-style-name="Standard">
      <style:paragraph-properties fo:break-before="page"/>
      <style:text-properties fo:color="#111111" loext:opacity="100%"/>
    </style:style>
    <style:style style:name="P9" style:family="paragraph" style:parent-style-name="Standard">
      <style:text-properties fo:color="#111111" loext:opacity="100%" officeooo:rsid="0016f4a9" officeooo:paragraph-rsid="0016f4a9"/>
    </style:style>
    <style:style style:name="P10" style:family="paragraph" style:parent-style-name="Standard">
      <style:text-properties fo:color="#111111" loext:opacity="100%" officeooo:rsid="001734a0" officeooo:paragraph-rsid="001734a0"/>
    </style:style>
    <style:style style:name="P11" style:family="paragraph" style:parent-style-name="Text_20_body">
      <style:text-properties fo:color="#111111" loext:opacity="100%" officeooo:rsid="001734a0" officeooo:paragraph-rsid="001734a0"/>
    </style:style>
    <style:style style:name="P12" style:family="paragraph" style:parent-style-name="Standard">
      <style:text-properties fo:color="#111111" loext:opacity="100%" officeooo:rsid="001d1b4e" officeooo:paragraph-rsid="001d1b4e"/>
    </style:style>
    <style:style style:name="P13" style:family="paragraph" style:parent-style-name="Standard">
      <style:text-properties fo:color="#111111" loext:opacity="100%" officeooo:rsid="001f1521" officeooo:paragraph-rsid="001f1521"/>
    </style:style>
    <style:style style:name="P14" style:family="paragraph" style:parent-style-name="Standard">
      <style:text-properties fo:color="#111111" loext:opacity="100%" officeooo:rsid="0022ee6e" officeooo:paragraph-rsid="0022ee6e"/>
    </style:style>
    <style:style style:name="P15" style:family="paragraph" style:parent-style-name="Standard">
      <style:text-properties officeooo:rsid="000a4b39" officeooo:paragraph-rsid="000a4b39"/>
    </style:style>
    <style:style style:name="P16" style:family="paragraph" style:parent-style-name="Standard">
      <style:text-properties officeooo:rsid="000a4b39" officeooo:paragraph-rsid="000edd4d"/>
    </style:style>
    <style:style style:name="P17" style:family="paragraph" style:parent-style-name="Standard">
      <style:text-properties fo:font-weight="bold" officeooo:rsid="000a4b39" officeooo:paragraph-rsid="000edd4d" style:font-weight-asian="bold" style:font-weight-complex="bold"/>
    </style:style>
    <style:style style:name="P18" style:family="paragraph" style:parent-style-name="Standard">
      <style:text-properties officeooo:rsid="000df4e7" officeooo:paragraph-rsid="000df4e7"/>
    </style:style>
    <style:style style:name="P19" style:family="paragraph" style:parent-style-name="Standard">
      <style:text-properties fo:color="#cccccc" loext:opacity="100%" style:font-name="Droid Sans Mono" fo:font-size="10.5pt" fo:font-weight="normal" fo:background-color="#1f1f1f"/>
    </style:style>
    <style:style style:name="P20" style:family="paragraph" style:parent-style-name="Standard">
      <style:paragraph-properties style:line-height-at-least="0.503cm"/>
      <style:text-properties fo:color="#cccccc" loext:opacity="100%" style:font-name="Droid Sans Mono" fo:font-size="10.5pt" fo:font-weight="normal" fo:background-color="#1f1f1f"/>
    </style:style>
    <style:style style:name="P21" style:family="paragraph" style:parent-style-name="Standard">
      <style:text-properties fo:color="#cccccc" loext:opacity="100%" style:font-name="Droid Sans Mono" fo:font-size="10.5pt" fo:font-weight="normal" officeooo:rsid="001d1b4e" officeooo:paragraph-rsid="001d1b4e" fo:background-color="#1f1f1f"/>
    </style:style>
    <style:style style:name="P22" style:family="paragraph" style:parent-style-name="Text_20_body">
      <style:text-properties fo:color="#000000" loext:opacity="100%" fo:font-size="12pt"/>
    </style:style>
    <style:style style:name="P23" style:family="paragraph" style:parent-style-name="Preformatted_20_Text">
      <style:text-properties fo:color="#000000" loext:opacity="100%" fo:background-color="#ffffff"/>
    </style:style>
    <style:style style:name="P24" style:family="paragraph" style:parent-style-name="Preformatted_20_Text">
      <style:paragraph-properties fo:margin-top="0cm" fo:margin-bottom="0.499cm" style:contextual-spacing="false"/>
      <style:text-properties fo:color="#000000" loext:opacity="100%" fo:background-color="#ffffff"/>
    </style:style>
    <style:style style:name="P25" style:family="paragraph" style:parent-style-name="Heading_20_2">
      <style:text-properties officeooo:paragraph-rsid="001734a0"/>
    </style:style>
    <style:style style:name="P26" style:family="paragraph" style:parent-style-name="Preformatted_20_Text">
      <style:text-properties officeooo:paragraph-rsid="001734a0"/>
    </style:style>
    <style:style style:name="P27" style:family="paragraph" style:parent-style-name="Text_20_body">
      <style:text-properties officeooo:paragraph-rsid="001734a0"/>
    </style:style>
    <style:style style:name="P28" style:family="paragraph" style:parent-style-name="Preformatted_20_Text">
      <style:text-properties officeooo:paragraph-rsid="001be43d"/>
    </style:style>
    <style:style style:name="P29" style:family="paragraph" style:parent-style-name="Standard">
      <style:text-properties fo:color="#569cd6" loext:opacity="100%" style:font-name="Droid Sans Mono" fo:font-size="10.5pt" fo:font-weight="normal" officeooo:rsid="001f1521" officeooo:paragraph-rsid="001f1521" fo:background-color="#1f1f1f"/>
    </style:style>
    <style:style style:name="P30"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31" style:family="paragraph" style:parent-style-name="Preformatted_20_Text">
      <style:text-properties fo:font-variant="normal" fo:text-transform="none" fo:color="#000000" loext:opacity="100%" style:font-name="Droid Sans Mono" fo:font-size="10.5pt" fo:letter-spacing="normal" fo:font-style="normal" fo:font-weight="normal" officeooo:rsid="00255716" officeooo:paragraph-rsid="00255716" fo:background-color="#ffffff"/>
    </style:style>
    <style:style style:name="P32" style:family="paragraph" style:parent-style-name="Standard">
      <style:text-properties fo:font-variant="normal" fo:text-transform="none" fo:color="#000000" loext:opacity="100%" style:font-name="Droid Sans Mono" fo:font-size="10.5pt" fo:letter-spacing="normal" fo:font-style="normal" fo:font-weight="normal" officeooo:rsid="00255716" officeooo:paragraph-rsid="00255716"/>
    </style:style>
    <style:style style:name="P33" style:family="paragraph" style:parent-style-name="Standard">
      <style:text-properties fo:font-variant="normal" fo:text-transform="none" fo:color="#cccccc" loext:opacity="100%" style:font-name="Droid Sans Mono" fo:font-size="10.5pt" fo:letter-spacing="normal" fo:font-style="normal" fo:font-weight="normal" officeooo:rsid="00255716" officeooo:paragraph-rsid="00255716" fo:background-color="#1f1f1f"/>
    </style:style>
    <style:style style:name="P34" style:family="paragraph" style:parent-style-name="Standard">
      <style:paragraph-properties style:line-height-at-least="0.503cm"/>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fo:color="#111111" loext:opacity="100%" officeooo:rsid="001734a0" officeooo:paragraph-rsid="001734a0"/>
    </style:style>
    <style:style style:name="P37" style:family="paragraph" style:parent-style-name="Standard">
      <style:text-properties fo:font-variant="normal" fo:text-transform="none" fo:color="#000000" loext:opacity="100%" style:font-name="Droid Sans Mono" fo:font-size="10.5pt" fo:letter-spacing="normal" fo:font-style="normal" fo:font-weight="normal" officeooo:rsid="00255716" officeooo:paragraph-rsid="00255716"/>
    </style:style>
    <style:style style:name="P38" style:family="paragraph" style:parent-style-name="Standard">
      <style:paragraph-properties style:line-height-at-least="0.503cm"/>
      <style:text-properties fo:color="#cccccc" loext:opacity="100%" style:font-name="Droid Sans Mono" fo:font-size="10.5pt" fo:font-weight="normal" fo:background-color="#1f1f1f"/>
    </style:style>
    <style:style style:name="P39" style:family="paragraph" style:parent-style-name="Standard">
      <style:paragraph-properties style:line-height-at-least="0.503cm"/>
      <style:text-properties fo:color="#4ec9b0" loext:opacity="100%" style:font-name="Droid Sans Mono" fo:font-size="10.5pt" fo:font-weight="normal" fo:background-color="#1f1f1f"/>
    </style:style>
    <style:style style:name="P40" style:family="paragraph" style:parent-style-name="Standard">
      <style:paragraph-properties style:line-height-at-least="0.503cm"/>
      <style:text-properties fo:color="#b4c7dc" loext:opacity="100%" style:font-name="Droid Sans Mono" fo:font-size="10.5pt" fo:font-weight="normal" fo:background-color="#1f1f1f"/>
    </style:style>
    <style:style style:name="P41" style:family="paragraph" style:parent-style-name="Standard">
      <style:paragraph-properties style:line-height-at-least="0.503cm"/>
    </style:style>
    <style:style style:name="P42" style:family="paragraph" style:parent-style-name="Text_20_body" style:list-style-name="L1"/>
    <style:style style:name="P43" style:family="paragraph" style:parent-style-name="Text_20_body" style:list-style-name="L1">
      <style:paragraph-properties fo:margin-top="0cm" fo:margin-bottom="0cm" style:contextual-spacing="false"/>
    </style:style>
    <style:style style:name="P44" style:family="paragraph" style:parent-style-name="Text_20_body" style:list-style-name="L2"/>
    <style:style style:name="P45" style:family="paragraph" style:parent-style-name="Text_20_body" style:list-style-name="L2">
      <style:paragraph-properties fo:margin-top="0cm" fo:margin-bottom="0cm" style:contextual-spacing="false"/>
    </style:style>
    <style:style style:name="P46" style:family="paragraph" style:parent-style-name="Text_20_body" style:list-style-name="L3"/>
    <style:style style:name="P47" style:family="paragraph" style:parent-style-name="Text_20_body" style:list-style-name="L3">
      <style:paragraph-properties fo:margin-top="0cm" fo:margin-bottom="0cm" style:contextual-spacing="false"/>
    </style:style>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6">
      <style:paragraph-properties fo:margin-top="0cm" fo:margin-bottom="0cm" style:contextual-spacing="false"/>
    </style:style>
    <style:style style:name="P62" style:family="paragraph" style:parent-style-name="Text_20_body">
      <style:text-properties officeooo:rsid="00293d4d" officeooo:paragraph-rsid="00293d4d"/>
    </style:style>
    <style:style style:name="P63" style:family="paragraph" style:parent-style-name="Text_20_body">
      <style:text-properties officeooo:rsid="002ce4a6" officeooo:paragraph-rsid="002ce4a6"/>
    </style:style>
    <style:style style:name="P64" style:family="paragraph" style:parent-style-name="Text_20_body">
      <style:text-properties officeooo:rsid="002e4449" officeooo:paragraph-rsid="002e4449"/>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color="#8ae234" loext:opacity="100%" fo:font-weight="bold"/>
    </style:style>
    <style:style style:name="T4" style:family="text">
      <style:text-properties fo:color="#729fcf" loext:opacity="100%" fo:font-weight="bold"/>
    </style:style>
    <style:style style:name="T5" style:family="text">
      <style:text-properties fo:color="#4e9a06" loext:opacity="100%"/>
    </style:style>
    <style:style style:name="T6" style:family="text">
      <style:text-properties fo:color="#06989a" loext:opacity="100%"/>
    </style:style>
    <style:style style:name="T7" style:family="text">
      <style:text-properties fo:color="#111111" loext:opacity="100%" officeooo:rsid="001734a0"/>
    </style:style>
    <style:style style:name="T8" style:family="text">
      <style:text-properties fo:color="#3465a4" loext:opacity="100%"/>
    </style:style>
    <style:style style:name="T9" style:family="text">
      <style:text-properties fo:color="#808080" loext:opacity="100%"/>
    </style:style>
    <style:style style:name="T10" style:family="text">
      <style:text-properties fo:color="#808080" loext:opacity="100%" style:font-name="Droid Sans Mono" fo:font-size="10.5pt" fo:font-weight="normal" fo:background-color="#1f1f1f" loext:char-shading-value="0"/>
    </style:style>
    <style:style style:name="T11" style:family="text">
      <style:text-properties fo:color="#569cd6" loext:opacity="100%"/>
    </style:style>
    <style:style style:name="T12" style:family="text">
      <style:text-properties fo:color="#569cd6" loext:opacity="100%" style:font-name="Droid Sans Mono" fo:font-size="10.5pt" fo:font-weight="normal" fo:background-color="#1f1f1f" loext:char-shading-value="0"/>
    </style:style>
    <style:style style:name="T13" style:family="text">
      <style:text-properties fo:color="#9cdcfe" loext:opacity="100%"/>
    </style:style>
    <style:style style:name="T14" style:family="text">
      <style:text-properties fo:color="#9cdcfe" loext:opacity="100%" style:font-name="Droid Sans Mono" fo:font-size="10.5pt" fo:font-weight="normal" fo:background-color="#1f1f1f" loext:char-shading-value="0"/>
    </style:style>
    <style:style style:name="T15" style:family="text">
      <style:text-properties fo:color="#ce9178" loext:opacity="100%"/>
    </style:style>
    <style:style style:name="T16" style:family="text">
      <style:text-properties fo:color="#ce9178" loext:opacity="100%" style:font-name="Droid Sans Mono" fo:font-size="10.5pt" fo:font-weight="normal" fo:background-color="#1f1f1f" loext:char-shading-value="0"/>
    </style:style>
    <style:style style:name="T17" style:family="text">
      <style:text-properties fo:color="#4ec9b0" loext:opacity="100%"/>
    </style:style>
    <style:style style:name="T18" style:family="text">
      <style:text-properties fo:color="#4ec9b0" loext:opacity="100%" style:font-name="Droid Sans Mono" fo:font-size="10.5pt" fo:font-weight="normal" fo:background-color="#1f1f1f" loext:char-shading-value="0"/>
    </style:style>
    <style:style style:name="T19" style:family="text">
      <style:text-properties fo:color="#0dbc79" loext:opacity="100%"/>
    </style:style>
    <style:style style:name="T20" style:family="text">
      <style:text-properties fo:color="#0dbc79" loext:opacity="100%" fo:font-weight="bold"/>
    </style:style>
    <style:style style:name="T21" style:family="text">
      <style:text-properties fo:color="#2472c8" loext:opacity="100%" fo:font-weight="bold"/>
    </style:style>
    <style:style style:name="T22" style:family="text">
      <style:text-properties fo:color="#11a8cd" loext:opacity="100%"/>
    </style:style>
    <style:style style:name="T23" style:family="text">
      <style:text-properties fo:color="#c586c0" loext:opacity="100%"/>
    </style:style>
    <style:style style:name="T24" style:family="text">
      <style:text-properties fo:color="#c586c0" loext:opacity="100%" style:font-name="Droid Sans Mono" fo:font-size="10.5pt" fo:font-weight="normal" fo:background-color="#1f1f1f" loext:char-shading-value="0"/>
    </style:style>
    <style:style style:name="T25" style:family="text">
      <style:text-properties fo:color="#cccccc" loext:opacity="100%" style:font-name="Droid Sans Mono" fo:font-size="10.5pt" fo:font-weight="normal" fo:background-color="#1f1f1f" loext:char-shading-value="0"/>
    </style:style>
    <style:style style:name="T26" style:family="text">
      <style:text-properties fo:color="#dcdcaa" loext:opacity="100%" style:font-name="Droid Sans Mono" fo:font-size="10.5pt" fo:font-weight="normal" fo:background-color="#1f1f1f" loext:char-shading-value="0"/>
    </style:style>
    <style:style style:name="T27" style:family="text">
      <style:text-properties fo:color="#d4d4d4" loext:opacity="100%" style:font-name="Droid Sans Mono" fo:font-size="10.5pt" fo:font-weight="normal" fo:background-color="#1f1f1f" loext:char-shading-valu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5">Angular Kurs Blog</text:p>
      <text:p text:style-name="P15"/>
      <text:h text:style-name="Heading_20_1" text:outline-level="1">Building a Blog App in Angular</text:h>
      <text:p text:style-name="P4">Course-end Project 1 </text:p>
      <text:p text:style-name="Text_20_body">Description</text:p>
      <text:p text:style-name="Text_20_body"><text:span text:style-name="Strong_20_Emphasis"><text:span text:style-name="T1">Project objective:</text:span></text:span></text:p>
      <text:p text:style-name="Text_20_body">Build an Angular app where users can read and add blog posts.</text:p>
      <text:p text:style-name="Text_20_body"><text:span text:style-name="Strong_20_Emphasis"><text:span text:style-name="T1">Background of the problem statement:</text:span></text:span></text:p>
      <text:p text:style-name="Text_20_body">You are a web developer at a company that provides web solutions. The company was approached by a client to build a food blog app where users can read, write, edit, or delete new and existing posts. During sprint planning, you agree to lead this project and develop the frontend using Angular. The backend developers have agreed to provide you with the required APIs to perform CRUD operations on the data. The tasks you are responsible for include:</text:p>
      <text:list xml:id="list2503696924" text:style-name="L1">
        <text:list-item>
          <text:p text:style-name="P43">Designing the app in Angular </text:p>
        </text:list-item>
        <text:list-item>
          <text:p text:style-name="P43">Creating routes for navigation between Angular pages and components </text:p>
        </text:list-item>
        <text:list-item>
          <text:p text:style-name="P43">Creating service for accessing REST API </text:p>
        </text:list-item>
        <text:list-item>
          <text:p text:style-name="P43">Setting up a JSON server for testing until backend APIs are ready </text:p>
        </text:list-item>
        <text:list-item>
          <text:p text:style-name="P42">Testing the application </text:p>
        </text:list-item>
      </text:list>
      <text:p text:style-name="Text_20_body"><text:span text:style-name="Strong_20_Emphasis"><text:span text:style-name="T1">You must use the following tools:</text:span></text:span></text:p>
      <text:list xml:id="list485841168" text:style-name="L2">
        <text:list-item>
          <text:p text:style-name="P45">Angular: To build the application </text:p>
        </text:list-item>
        <text:list-item>
          <text:p text:style-name="P45">NgModules: To configure the injector and the compiler and organize related components </text:p>
        </text:list-item>
        <text:list-item>
          <text:p text:style-name="P45">JSON Server: To build a placeholder backend for app development and testing </text:p>
        </text:list-item>
        <text:list-item>
          <text:p text:style-name="P45">Angular Router: To navigate within the app using URL links </text:p>
        </text:list-item>
        <text:list-item>
          <text:p text:style-name="P44">Jasmine/Karma: To test the application </text:p>
        </text:list-item>
      </text:list>
      <text:p text:style-name="Text_20_body"><text:span text:style-name="Strong_20_Emphasis"><text:span text:style-name="T1">Following requirements should be met:</text:span></text:span></text:p>
      <text:list xml:id="list1694372284" text:style-name="L3">
        <text:list-item>
          <text:p text:style-name="P47">The app should be responsive. </text:p>
        </text:list-item>
        <text:list-item>
          <text:p text:style-name="P46">The app should have functionalities for users to create, view, update, and delete posts. </text:p>
        </text:list-item>
      </text:list>
      <text:p text:style-name="Text_20_body">The app should have a contact form, a header, and a nav component.</text:p>
      <text:p text:style-name="P15"/>
      <text:p text:style-name="P15"/>
      <text:p text:style-name="P15"><text:line-break/></text:p>
      <text:h text:style-name="P35" text:outline-level="1">Erstellung der Anwendung</text:h>
      <text:p text:style-name="P18"/>
      <text:p text:style-name="P15"/>
      <text:p text:style-name="P17">How to fix the missing app.module.ts file in the latest version of Angular?</text:p>
      <text:p text:style-name="P16"/>
      <text:p text:style-name="P15">https://www.linkedin.com/pulse/how-fix-missing-appmodulets-file-latest-version-angular-sofia-nayak-er0df</text:p>
      <text:p text:style-name="P15"/>
      <text:p text:style-name="P15">In the latest versions of Angular, you might notice that the app.module.ts file is no longer automatically generated when you create a new project.</text:p>
      <text:p text:style-name="P15"/>
      <text:p text:style-name="P15">This change was introduced starting from Angular v17.</text:p>
      <text:p text:style-name="P15">Creating a Module-Based App:</text:p>
      <text:p text:style-name="P15"/>
      <text:p text:style-name="P15">If you still want to create a module-based app (which includes the app.module.ts), you can do so by using the --no-standalone flag during project creation:</text:p>
      <text:p text:style-name="P15"/>
      <text:p text:style-name="P15">ng new my-app --no-standalone <text:s text:c="7"/></text:p>
      <text:p text:style-name="P15"/>
      <text:p text:style-name="P15">This command will generate an app.module.ts file in your project, allowing you to organize your components within modules as before.</text:p>
      <text:p text:style-name="P15"/>
      <text:p text:style-name="P15"/>
      <text:p text:style-name="Standard">ng new AngularBlog --no-standalone </text:p>
      <text:p text:style-name="Standard"/>
      <text:p text:style-name="Standard"/>
      <text:p text:style-name="Preformatted_20_Text"><text:span text:style-name="T3">ea234@MsiZ370</text:span>:<text:span text:style-name="T4">/mnt/hd4tbb/daten/angular</text:span>$ ng new AngularBlog --no-standalone </text:p>
      <text:p text:style-name="Preformatted_20_Text"><text:span text:style-name="T5">✔</text:span> <text:span text:style-name="T2">Which stylesheet format would you like to use?</text:span> <text:span text:style-name="T6">CSS <text:s text:c="12"/>[ https://developer.mozilla.org/docs/Web/CSS <text:s text:c="20"/>]</text:span></text:p>
      <text:p text:style-name="Preformatted_20_Text"><text:span text:style-name="T5">✔</text:span> <text:span text:style-name="T2">Do you want to enable Server-Side Rendering (SSR) and Static Site Generation (SSG/Prerendering)?</text:span> <text:span text:style-name="T6">Yes</text:span></text:p>
      <text:p text:style-name="Preformatted_20_Text"><text:span text:style-name="T5">✔</text:span> <text:span text:style-name="T2">Would you like to use the Server Routing and App Engine APIs (Developer Preview) for this server application?</text:span> <text:span text:style-name="T6">Yes</text:span></text:p>
      <text:p text:style-name="Preformatted_20_Text"><text:span text:style-name="T5">CREATE</text:span> AngularBlog/README.md (1474 bytes)</text:p>
      <text:p text:style-name="Preformatted_20_Text"><text:span text:style-name="T5">CREATE</text:span> AngularBlog/.editorconfig (314 bytes)</text:p>
      <text:p text:style-name="Preformatted_20_Text"><text:span text:style-name="T5">CREATE</text:span> AngularBlog/.gitignore (587 bytes)</text:p>
      <text:p text:style-name="Preformatted_20_Text"><text:span text:style-name="T5">CREATE</text:span> AngularBlog/angular.json (3019 bytes)</text:p>
      <text:p text:style-name="Preformatted_20_Text"><text:span text:style-name="T5">CREATE</text:span> AngularBlog/package.json (1242 bytes)</text:p>
      <text:p text:style-name="Preformatted_20_Text"><text:span text:style-name="T5">CREATE</text:span> AngularBlog/tsconfig.json (915 bytes)</text:p>
      <text:p text:style-name="Preformatted_20_Text"><text:span text:style-name="T5">CREATE</text:span> AngularBlog/tsconfig.app.json (489 bytes)</text:p>
      <text:p text:style-name="Preformatted_20_Text"><text:span text:style-name="T5">CREATE</text:span> AngularBlog/tsconfig.spec.json (434 bytes)</text:p>
      <text:p text:style-name="Preformatted_20_Text"><text:span text:style-name="T5">CREATE</text:span> AngularBlog/.vscode/extensions.json (130 bytes)</text:p>
      <text:p text:style-name="Preformatted_20_Text"><text:span text:style-name="T5">CREATE</text:span> AngularBlog/.vscode/launch.json (470 bytes)</text:p>
      <text:p text:style-name="Preformatted_20_Text"><text:span text:style-name="T5">CREATE</text:span> AngularBlog/.vscode/tasks.json (938 bytes)</text:p>
      <text:p text:style-name="Preformatted_20_Text"><text:span text:style-name="T5">CREATE</text:span> AngularBlog/src/main.ts (226 bytes)</text:p>
      <text:p text:style-name="Preformatted_20_Text"><text:span text:style-name="T5">CREATE</text:span> AngularBlog/src/index.html (297 bytes)</text:p>
      <text:p text:style-name="Preformatted_20_Text"><text:span text:style-name="T5">CREATE</text:span> AngularBlog/src/styles.css (80 bytes)</text:p>
      <text:p text:style-name="Preformatted_20_Text"><text:span text:style-name="T5">CREATE</text:span> AngularBlog/src/main.server.ts (70 bytes)</text:p>
      <text:p text:style-name="Preformatted_20_Text"><text:span text:style-name="T5">CREATE</text:span> AngularBlog/src/server.ts (1636 bytes)</text:p>
      <text:p text:style-name="Preformatted_20_Text"><text:span text:style-name="T5">CREATE</text:span> AngularBlog/src/app/app-routing.module.ts (245 bytes)</text:p>
      <text:p text:style-name="Preformatted_20_Text"><text:span text:style-name="T5">CREATE</text:span> AngularBlog/src/app/app.module.ts (483 bytes)</text:p>
      <text:p text:style-name="Preformatted_20_Text"><text:span text:style-name="T5">CREATE</text:span> AngularBlog/src/app/app.component.css (0 bytes)</text:p>
      <text:p text:style-name="Preformatted_20_Text"><text:span text:style-name="T5">CREATE</text:span> AngularBlog/src/app/app.component.html (19903 bytes)</text:p>
      <text:p text:style-name="Preformatted_20_Text"><text:span text:style-name="T5">CREATE</text:span> AngularBlog/src/app/app.component.spec.ts (1058 bytes)</text:p>
      <text:p text:style-name="Preformatted_20_Text"><text:span text:style-name="T5">CREATE</text:span> AngularBlog/src/app/app.component.ts (233 bytes)</text:p>
      <text:p text:style-name="Preformatted_20_Text"><text:span text:style-name="T5">CREATE</text:span> AngularBlog/src/app/app.module.server.ts (460 bytes)</text:p>
      <text:p text:style-name="Preformatted_20_Text"><text:soft-page-break/><text:span text:style-name="T5">CREATE</text:span> AngularBlog/src/app/app.routes.server.ts (166 bytes)</text:p>
      <text:p text:style-name="Preformatted_20_Text"><text:span text:style-name="T5">CREATE</text:span> AngularBlog/public/favicon.ico (15086 bytes)</text:p>
      <text:p text:style-name="Preformatted_20_Text"><text:span text:style-name="T5">✔</text:span> Packages installed successfully.</text:p>
      <text:p text:style-name="P5">Hinweis: Als Name für den initialen Branch wurde &amp;apos;master&amp;apos; benutzt. Dieser</text:p>
      <text:p text:style-name="P5">Hinweis: Standard-Branchname kann sich ändern. Um den Namen des initialen Branches</text:p>
      <text:p text:style-name="P5">Hinweis: zu konfigurieren, der in allen neuen Repositories verwendet werden soll und</text:p>
      <text:p text:style-name="P5">Hinweis: um diese Warnung zu unterdrücken, führen Sie aus:</text:p>
      <text:p text:style-name="P5">Hinweis: </text:p>
      <text:p text:style-name="P5">Hinweis: <text:s text:c="7"/>git config --global init.defaultBranch &lt;Name&gt;</text:p>
      <text:p text:style-name="P5">Hinweis: </text:p>
      <text:p text:style-name="P5">Hinweis: Häufig gewählte Namen statt &amp;apos;master&amp;apos; sind &amp;apos;main&amp;apos;, &amp;apos;trunk&amp;apos; und</text:p>
      <text:p text:style-name="P5">Hinweis: &amp;apos;development&amp;apos;. Der gerade erstellte Branch kann mit diesem Befehl</text:p>
      <text:p text:style-name="P5">Hinweis: umbenannt werden:</text:p>
      <text:p text:style-name="P5">Hinweis: </text:p>
      <text:p text:style-name="P5">Hinweis: <text:s text:c="7"/>git branch -m &lt;Name&gt;</text:p>
      <text:p text:style-name="Preformatted_20_Text"><text:s text:c="4"/>Successfully initialized git.</text:p>
      <text:p text:style-name="P3"><text:span text:style-name="T3">ea234@MsiZ370</text:span>:<text:span text:style-name="T4">/mnt/hd4tbb/daten/angular</text:span>$ </text:p>
      <text:p text:style-name="Standard"><draw:frame draw:style-name="fr2" draw:name="Bild1" text:anchor-type="char" svg:x="0cm" svg:y="0.45cm" svg:width="17cm" svg:height="9.14cm" draw:z-index="0"><draw:image xlink:href="Pictures/10000001000003D40000020FC713597AAC76EFFE.png" xlink:type="simple" xlink:show="embed" xlink:actuate="onLoad" draw:mime-type="image/png"/></draw:frame></text:p>
      <text:p text:style-name="Standard"/>
      <text:p text:style-name="Standard"/>
      <text:p text:style-name="Standard"/>
      <text:h text:style-name="P35" text:outline-level="1">Bootstrap</text:h>
      <text:p text:style-name="P2"/>
      <text:p text:style-name="P2"><text:a xlink:type="simple" xlink:href="https://getbootstrap.com/docs/4.2/getting-started/introduction/" text:style-name="Internet_20_link" text:visited-style-name="Visited_20_Internet_20_Link">https://getbootstrap.com/docs/4.2/getting-started/introduction/</text:a></text:p>
      <text:p text:style-name="P2"/>
      <text:p text:style-name="P2"/>
      <text:p text:style-name="P2"><text:a xlink:type="simple" xlink:href="https://ng-bootstrap.github.io/#/getting-started" text:style-name="Internet_20_link" text:visited-style-name="Visited_20_Internet_20_Link">https://ng-bootstrap.github.io/#/getting-started</text:a></text:p>
      <text:p text:style-name="P2"/>
      <text:h text:style-name="P1" text:outline-level="2"><text:bookmark text:name="installation"/>Installation </text:h>
      <text:p text:style-name="Text_20_body">We strongly recommend using <text:a xlink:type="simple" xlink:href="https://cli.angular.io/" office:target-frame-name="_blank" xlink:show="new" text:style-name="Internet_20_link" text:visited-style-name="Visited_20_Internet_20_Link">Angular CLI</text:a> for setting up a new project. If you have an Angular CLI project, you could simply use our schematics to add ng-bootstrap library to it. </text:p>
      <text:p text:style-name="Text_20_body">Just run the following:</text:p>
      <text:p text:style-name="P3"><text:span text:style-name="Source_20_Text">ng add @ng-bootstrap/ng-bootstrap</text:span></text:p>
      <text:p text:style-name="Text_20_body">It will install ng-bootstrap for the default application specified in your <text:span text:style-name="Source_20_Text">angular.json</text:span>. If you have multiple projects and you want to target a specific application, you could specify the <text:span text:style-name="Source_20_Text">--project</text:span> option </text:p>
      <text:p text:style-name="P3"><text:span text:style-name="Source_20_Text">ng add @ng-bootstrap/ng-bootstrap --project myProject</text:span></text:p>
      <text:p text:style-name="P2"/>
      <text:p text:style-name="P6"><text:span text:style-name="T3">ea234@MsiZ370</text:span>:<text:span text:style-name="T4">/mnt/hd4tbb/daten/angular/AngularBlog</text:span>$ ng add @ng-bootstrap/ng-bootstrap</text:p>
      <text:p text:style-name="Preformatted_20_Text"><text:span text:style-name="T5">✔</text:span> Determining Package Manager</text:p>
      <text:p text:style-name="Preformatted_20_Text"><text:s text:c="2"/>› Using package manager: npm</text:p>
      <text:p text:style-name="Preformatted_20_Text"><text:span text:style-name="T5">✔</text:span> Searching for compatible package version</text:p>
      <text:p text:style-name="Preformatted_20_Text"><text:s text:c="2"/>› Found compatible package version: <text:span text:style-name="T8">@ng-bootstrap/ng-bootstrap@18.0.0</text:span>.</text:p>
      <text:p text:style-name="Preformatted_20_Text"><text:span text:style-name="T5">✔</text:span> Loading package information from registry</text:p>
      <text:p text:style-name="Preformatted_20_Text"><text:span text:style-name="T5">✔</text:span> Confirming installation</text:p>
      <text:p text:style-name="Preformatted_20_Text"><text:span text:style-name="T5">✔</text:span> Installing package</text:p>
      <text:p text:style-name="Preformatted_20_Text"><text:span text:style-name="T6">UPDATE</text:span> package.json (1383 bytes)</text:p>
      <text:p text:style-name="Preformatted_20_Text"><text:span text:style-name="T5">✔</text:span> Packages installed successfully.</text:p>
      <text:p text:style-name="Preformatted_20_Text"><text:span text:style-name="T6">UPDATE</text:span> src/app/app.module.ts (906 bytes)</text:p>
      <text:p text:style-name="Preformatted_20_Text"><text:span text:style-name="T6">UPDATE</text:span> angular.json (3166 bytes)</text:p>
      <text:p text:style-name="Preformatted_20_Text"><text:span text:style-name="T6">UPDATE</text:span> src/main.ts (271 bytes)</text:p>
      <text:p text:style-name="Preformatted_20_Text"><text:span text:style-name="T6">UPDATE</text:span> tsconfig.app.json (516 bytes)</text:p>
      <text:p text:style-name="Preformatted_20_Text"><text:span text:style-name="T6">UPDATE</text:span> tsconfig.spec.json (461 bytes)</text:p>
      <text:p text:style-name="Preformatted_20_Text"><text:span text:style-name="T3">ea234@MsiZ370</text:span>:<text:span text:style-name="T4">/mnt/hd4tbb/daten/angular/AngularBlog</text:span>$ </text:p>
      <text:p text:style-name="P3"/>
      <text:p text:style-name="P7"><text:line-break/></text:p>
      <text:p text:style-name="P8"/>
      <text:p text:style-name="P22">was muss ich machen um bootstrap in meiner Angular anwendung nutzen zu können. <text:line-break/>Aktuell werden die CSS-Styles nicht gesehen.</text:p>
      <text:list xml:id="list816739744" text:style-name="L4">
        <text:list-header>
          <text:p text:style-name="P48"/>
        </text:list-header>
        <text:list-item>
          <text:p text:style-name="P48">Damit die CSS-Styles von Bootstrap richtig angezeigt werden, kannst du folgende Schritte befolgen:</text:p>
        </text:list-item>
      </text:list>
      <text:list xml:id="list2552954771" text:style-name="L5">
        <text:list-item>
          <text:p text:style-name="P49"><text:span text:style-name="Strong_20_Emphasis">Bootstrap installieren:</text:span><text:line-break/>Du kannst Bootstrap ganz einfach über npm hinzufügen. Öffne dein Terminal im Projektordner und gib ein: </text:p>
        </text:list-item>
      </text:list>
      <text:p text:style-name="P3"><text:span text:style-name="Source_20_Text">npm install bootstrap</text:span></text:p>
      <text:list xml:id="list3758646197" text:style-name="L6">
        <text:list-item>
          <text:p text:style-name="P50"><text:span text:style-name="Strong_20_Emphasis">Bootstrap in dein Projekt einbinden:</text:span><text:line-break/>Stelle sicher, dass die Bootstrap-CSS-Datei in deiner <text:span text:style-name="Source_20_Text">angular.json</text:span>-Datei eingebunden ist. Suche den Abschnitt <text:span text:style-name="Source_20_Text">"styles"</text:span> und füge den Pfad zu Bootstrap hinzu, zum Beispiel: </text:p>
        </text:list-item>
      </text:list>
      <text:p text:style-name="Preformatted_20_Text"><text:span text:style-name="Source_20_Text">"styles": [</text:span></text:p>
      <text:p text:style-name="Preformatted_20_Text"><text:span text:style-name="Source_20_Text"><text:s text:c="2"/>"src/styles.css",</text:span></text:p>
      <text:p text:style-name="Preformatted_20_Text"><text:span text:style-name="Source_20_Text"><text:s text:c="2"/>"node_modules/bootstrap/dist/css/bootstrap.min.css"</text:span></text:p>
      <text:p text:style-name="P3"><text:span text:style-name="Source_20_Text">]</text:span></text:p>
      <text:list xml:id="list3731786862" text:style-name="L7">
        <text:list-item>
          <text:p text:style-name="P51"><text:span text:style-name="Strong_20_Emphasis">Angular neu starten:</text:span><text:line-break/>Wenn du Änderungen an der <text:span text:style-name="Source_20_Text">angular.json</text:span> vornimmst, solltest du den Entwicklungsserver neu starten, damit die Styles übernommen werden. </text:p>
        </text:list-item>
      </text:list>
      <text:p text:style-name="P3"><text:span text:style-name="Source_20_Text">ng serve</text:span></text:p>
      <text:list xml:id="list3701429237" text:style-name="L8">
        <text:list-item>
          <text:p text:style-name="P52"><text:span text:style-name="Strong_20_Emphasis">Verwendung in Komponenten:</text:span><text:line-break/>Jetzt kannst du Bootstrap-Klassen in deinen HTML-Templates verwenden, z.B.: </text:p>
        </text:list-item>
      </text:list>
      <text:p text:style-name="P3"><text:span text:style-name="Source_20_Text">&lt;button class="btn btn-primary"&gt;Klick mich&lt;/button&gt;</text:span></text:p>
      <text:p text:style-name="Text_20_body">Wenn die Styles immer noch nicht angezeigt werden, überprüfe, ob die Pfade korrekt sind und keine Fehler in der Konfiguration vorliegen. Manchmal hilft es auch, den Browser-Cache zu leeren oder den Server neu zu starten.</text:p>
      <text:p text:style-name="Text_20_body">Ich hoffe, das hilft dir weiter! Wenn du noch Fragen hast, stehe ich gern zur Verfügung.</text:p>
      <text:p text:style-name="P7"/>
      <text:p text:style-name="P7"/>
      <text:p text:style-name="P7"/>
      <text:p text:style-name="P8"/>
      <text:p text:style-name="P9">App Routing</text:p>
      <text:p text:style-name="P9"/>
      <text:p text:style-name="P9">https://www.youtube.com/watch?v=CtMqA-cEy_U</text:p>
      <text:p text:style-name="P7"/>
      <text:p text:style-name="P7"/>
      <text:p text:style-name="P7"/>
      <text:p text:style-name="P19"><text:span text:style-name="T9">&lt;</text:span><text:span text:style-name="T11">nav</text:span> <text:span text:style-name="T13">class</text:span>=<text:span text:style-name="T15">"navbar navbar-expand-lg navbar-light bg-light"</text:span><text:span text:style-name="T9">&gt;</text:span></text:p>
      <text:p text:style-name="P20"><text:span text:style-name="T9">&lt;</text:span><text:span text:style-name="T11">div</text:span> <text:span text:style-name="T13">class</text:span>=<text:span text:style-name="T15">"container-fluid"</text:span><text:span text:style-name="T9">&gt;</text:span></text:p>
      <text:p text:style-name="P20"><text:span text:style-name="T9">&lt;</text:span><text:span text:style-name="T11">div</text:span> <text:span text:style-name="T13">class</text:span>=<text:span text:style-name="T15">"navbar-header"</text:span> <text:span text:style-name="T13">id</text:span>=<text:span text:style-name="T15">"navbarSupportedContent"</text:span><text:span text:style-name="T9">&gt;</text:span></text:p>
      <text:p text:style-name="P20"><text:span text:style-name="T9">&lt;</text:span><text:span text:style-name="T11">ul</text:span> <text:span text:style-name="T13">class</text:span>=<text:span text:style-name="T15">"navbar-nav me-auto mb-2 mb-lg-0"</text:span><text:span text:style-name="T9">&gt;</text:span></text:p>
      <text:p text:style-name="P20"><text:span text:style-name="T9">&lt;</text:span><text:span text:style-name="T11">li</text:span> <text:span text:style-name="T13">class</text:span>=<text:span text:style-name="T15">"nav-item"</text:span><text:span text:style-name="T9">&gt;</text:span></text:p>
      <text:p text:style-name="P20"><text:span text:style-name="T9">&lt;</text:span><text:span text:style-name="T11">a</text:span> <text:span text:style-name="T13">class</text:span>=<text:span text:style-name="T15">"nav-link active"</text:span> <text:span text:style-name="T13">aria-current</text:span>=<text:span text:style-name="T15">"page"</text:span> <text:span text:style-name="T13">routerLink</text:span>=<text:span text:style-name="T15">"/home"</text:span><text:span text:style-name="T9">&gt;</text:span>Home<text:span text:style-name="T9">&lt;/</text:span><text:span text:style-name="T11">a</text:span><text:span text:style-name="T9">&gt;</text:span></text:p>
      <text:p text:style-name="P20"><text:span text:style-name="T9">&lt;/</text:span><text:span text:style-name="T11">li</text:span><text:span text:style-name="T9">&gt;</text:span></text:p>
      <text:p text:style-name="P20"><text:span text:style-name="T9">&lt;</text:span><text:span text:style-name="T11">li</text:span> <text:span text:style-name="T13">class</text:span>=<text:span text:style-name="T15">"nav-item"</text:span><text:span text:style-name="T9">&gt;&lt;</text:span><text:span text:style-name="T11">a</text:span> <text:span text:style-name="T13">class</text:span>=<text:span text:style-name="T15">"nav-link"</text:span> <text:span text:style-name="T13">routerLink</text:span>=<text:span text:style-name="T15">"/blog"</text:span><text:span text:style-name="T9">&gt;</text:span>Blog<text:span text:style-name="T9">&lt;/</text:span><text:span text:style-name="T11">a</text:span><text:span text:style-name="T9">&gt;&lt;/</text:span><text:span text:style-name="T11">li</text:span><text:span text:style-name="T9">&gt;</text:span></text:p>
      <text:p text:style-name="P20"><text:span text:style-name="T9">&lt;</text:span><text:span text:style-name="T11">li</text:span> <text:span text:style-name="T13">class</text:span>=<text:span text:style-name="T15">"nav-item"</text:span><text:span text:style-name="T9">&gt;&lt;</text:span><text:span text:style-name="T11">a</text:span> <text:span text:style-name="T13">class</text:span>=<text:span text:style-name="T15">"nav-link"</text:span> <text:span text:style-name="T13">routerLink</text:span>=<text:span text:style-name="T15">"/about"</text:span><text:span text:style-name="T9">&gt;</text:span>About<text:span text:style-name="T9">&lt;/</text:span><text:span text:style-name="T11">a</text:span><text:span text:style-name="T9">&gt;&lt;/</text:span><text:span text:style-name="T11">li</text:span><text:span text:style-name="T9">&gt;</text:span></text:p>
      <text:p text:style-name="P20"><text:span text:style-name="T9">&lt;/</text:span><text:span text:style-name="T11">ul</text:span><text:span text:style-name="T9">&gt;</text:span></text:p>
      <text:p text:style-name="P20"><text:span text:style-name="T9">&lt;/</text:span><text:span text:style-name="T11">div</text:span><text:span text:style-name="T9">&gt;</text:span></text:p>
      <text:p text:style-name="P20"><text:span text:style-name="T9">&lt;/</text:span><text:span text:style-name="T11">div</text:span><text:span text:style-name="T9">&gt;</text:span></text:p>
      <text:p text:style-name="P20"><text:span text:style-name="T9">&lt;/</text:span><text:span text:style-name="T11">nav</text:span><text:span text:style-name="T9">&gt;</text:span></text:p>
      <text:p text:style-name="P7"/>
      <text:p text:style-name="P10">Wichtig ist „routerlink“ zu verwenden um die Seite nicht immer nachzuladen.</text:p>
      <text:p text:style-name="P10"/>
      <text:p text:style-name="P12">routerLinkActive=“active“</text:p>
      <text:p text:style-name="P12"/>
      <text:p text:style-name="P12"/>
      <text:p text:style-name="P12">Default </text:p>
      <text:p text:style-name="P21">{ <text:span text:style-name="T13">path:</text:span> <text:span text:style-name="T15">''</text:span>, <text:span text:style-name="T17">component</text:span><text:span text:style-name="T13">:</text:span> <text:span text:style-name="T17">HomeComponent</text:span> }</text:p>
      <text:p text:style-name="P12"/>
      <text:p text:style-name="P12">Wildcard</text:p>
      <text:p text:style-name="P21">{ <text:span text:style-name="T13">path:</text:span> <text:span text:style-name="T15">'**'</text:span>, <text:span text:style-name="T13">redirectTo:</text:span> <text:span text:style-name="T15">'/home'</text:span>, <text:span text:style-name="T13">pathMatch:</text:span> <text:span text:style-name="T15">'full'</text:span> },</text:p>
      <text:p text:style-name="P12"/>
      <text:p text:style-name="P13">Childroutes </text:p>
      <text:p text:style-name="P13">werden mit children eingeleitet</text:p>
      <text:p text:style-name="P14">Werden in weiteren Tags „router-autlet“ gerendered.</text:p>
      <text:p text:style-name="P14"/>
      <text:p text:style-name="P29">router-outlet</text:p>
      <text:p text:style-name="P13"/>
      <text:p text:style-name="P13"/>
      <text:p text:style-name="P30">has no initializer and is not definitely assigned in the constructor.ts(2564)</text:p>
      <text:p text:style-name="P30"/>
      <text:p text:style-name="P30">Just go to tsconfig.json and set</text:p>
      <text:p text:style-name="P30"/>
      <text:p text:style-name="P30">"compilerOptions": {</text:p>
      <text:p text:style-name="P30"><text:s text:c="4"/>"strictPropertyInitialization": false,</text:p>
      <text:p text:style-name="P30"><text:s text:c="4"/>...</text:p>
      <text:p text:style-name="P30">}</text:p>
      <text:p text:style-name="P30"><text:line-break/></text:p>
      <text:h text:style-name="P35" text:outline-level="1">Guards</text:h>
      <text:p text:style-name="P32"/>
      <text:p text:style-name="P32"/>
      <text:p text:style-name="P31"><text:span text:style-name="T20">ea234@MsiZ370</text:span>:<text:span text:style-name="T21">/mnt/hd4tbb/daten/angular/AngularBlog</text:span>$ ng generate guard guards/auth/auth <text:s text:c="31"/></text:p>
      <text:p text:style-name="P23"><text:span text:style-name="T19">✔</text:span> <text:span text:style-name="T2">Which type of guard would you like to create?</text:span> <text:span text:style-name="T22">CanActivate</text:span> <text:s text:c="59"/></text:p>
      <text:p text:style-name="P23"><text:span text:style-name="T19">CREATE</text:span> src/app/guards/auth/auth.guard.spec.ts (461 bytes) <text:s text:c="61"/></text:p>
      <text:p text:style-name="P23"><text:span text:style-name="T19">CREATE</text:span> src/app/guards/auth/auth.guard.ts (128 bytes) <text:s text:c="66"/></text:p>
      <text:p text:style-name="P24"><text:span text:style-name="T20">ea234@MsiZ370</text:span>:<text:span text:style-name="T21">/mnt/hd4tbb/daten/angular/AngularBlog</text:span>$ <text:s text:c="4"/></text:p>
      <text:p text:style-name="P32"/>
      <text:p text:style-name="P33"><text:span text:style-name="T23">import</text:span> { <text:span text:style-name="T13">CanActivateFn</text:span> } <text:span text:style-name="T23">from</text:span> <text:span text:style-name="T15">'@angular/router'</text:span>;</text:p>
      <text:p text:style-name="P34"><text:span text:style-name="T24">export</text:span><text:span text:style-name="T25"> </text:span><text:span text:style-name="T12">const</text:span><text:span text:style-name="T25"> </text:span><text:span text:style-name="T26">authGuard</text:span><text:span text:style-name="T27">:</text:span><text:span text:style-name="T25"> </text:span><text:span text:style-name="T18">CanActivateFn</text:span><text:span text:style-name="T25"> </text:span><text:span text:style-name="T27">=</text:span><text:span text:style-name="T25"> (</text:span><text:span text:style-name="T14">route</text:span><text:span text:style-name="T25">, </text:span><text:span text:style-name="T14">state</text:span><text:span text:style-name="T25">) </text:span><text:span text:style-name="T12">=&gt;</text:span><text:span text:style-name="T25"> {</text:span></text:p>
      <text:p text:style-name="P20"><text:span text:style-name="T23">return</text:span> <text:span text:style-name="T11">true</text:span>;</text:p>
      <text:p text:style-name="P20">};</text:p>
      <text:p text:style-name="P32"><text:s/></text:p>
      <text:p text:style-name="P32"/>
      <text:p text:style-name="P32"/>
      <text:p text:style-name="P32"/>
      <text:h text:style-name="P35" text:outline-level="1">Forms</text:h>
      <text:p text:style-name="Text_20_body"/>
      <text:p text:style-name="P62">FormsModule Importieren und in app.module.ts exportieren</text:p>
      <text:p text:style-name="Text_20_body">/mnt/hd4tbb/daten/angular/AngularBlog/src/app/app.module.ts</text:p>
      <text:p text:style-name="Text_20_body"/>
      <text:p text:style-name="P20"><text:span text:style-name="T23">import</text:span> { <text:span text:style-name="T13">FormsModule</text:span> } <text:span text:style-name="T23">from</text:span> <text:span text:style-name="T15">'@angular/forms'</text:span>;</text:p>
      <text:p text:style-name="Text_20_body"/>
      <text:p text:style-name="P20"><text:span text:style-name="T13">imports:</text:span> [</text:p>
      <text:p text:style-name="P20"><text:span text:style-name="T17">BrowserModule</text:span>,</text:p>
      <text:p text:style-name="P20"><text:span text:style-name="T17">AppRoutingModule</text:span>,</text:p>
      <text:p text:style-name="P40">FormsModule,</text:p>
      <text:p text:style-name="P39">NgbModule</text:p>
      <text:p text:style-name="P20">],</text:p>
      <text:p text:style-name="Text_20_body"/>
      <text:p text:style-name="P20">form&gt;div.form-control</text:p>
      <text:p text:style-name="Text_20_body"/>
      <text:p text:style-name="P34"/>
      <text:p text:style-name="P20">form&gt;div.form-control&gt;label[for='namex']+input[name='namex'].form-control</text:p>
      <text:p text:style-name="Text_20_body"/>
      <text:p text:style-name="P20">form&gt;(div.form-control&gt;label[for='namex']+input[name='namex'].form-control)*5</text:p>
      <text:p text:style-name="Text_20_body"/>
      <text:p text:style-name="P63">generiertes action-Atrribut löschen</text:p>
      <text:p text:style-name="P34"><text:span text:style-name="T10">&lt;</text:span><text:span text:style-name="T12">form</text:span><text:span text:style-name="T25"> </text:span><text:span text:style-name="T14">action</text:span><text:span text:style-name="T25">=</text:span><text:span text:style-name="T16">""</text:span><text:span text:style-name="T10">&gt;</text:span></text:p>
      <text:p text:style-name="P20"><text:span text:style-name="T9">&lt;</text:span><text:span text:style-name="T11">div</text:span> <text:span text:style-name="T13">class</text:span>=<text:span text:style-name="T15">"form-control"</text:span><text:span text:style-name="T9">&gt;&lt;</text:span><text:span text:style-name="T11">label</text:span> <text:span text:style-name="T13">for</text:span>=<text:span text:style-name="T15">"namex"</text:span><text:span text:style-name="T9">&gt;&lt;/</text:span><text:span text:style-name="T11">label</text:span><text:span text:style-name="T9">&gt;&lt;</text:span><text:span text:style-name="T11">input</text:span> <text:span text:style-name="T13">type</text:span>=<text:span text:style-name="T15">"text"</text:span> <text:span text:style-name="T13">name</text:span>=<text:span text:style-name="T15">"namex"</text:span> <text:span text:style-name="T13">class</text:span>=<text:span text:style-name="T15">"form-control"</text:span><text:span text:style-name="T9">&gt;&lt;/</text:span><text:span text:style-name="T11">div</text:span><text:span text:style-name="T9">&gt;</text:span></text:p>
      <text:p text:style-name="P20"><text:span text:style-name="T9">&lt;</text:span><text:span text:style-name="T11">div</text:span> <text:span text:style-name="T13">class</text:span>=<text:span text:style-name="T15">"form-control"</text:span><text:span text:style-name="T9">&gt;&lt;</text:span><text:span text:style-name="T11">label</text:span> <text:span text:style-name="T13">for</text:span>=<text:span text:style-name="T15">"namex"</text:span><text:span text:style-name="T9">&gt;&lt;/</text:span><text:span text:style-name="T11">label</text:span><text:span text:style-name="T9">&gt;&lt;</text:span><text:span text:style-name="T11">input</text:span> <text:span text:style-name="T13">type</text:span>=<text:span text:style-name="T15">"text"</text:span> <text:span text:style-name="T13">name</text:span>=<text:span text:style-name="T15">"namex"</text:span> <text:span text:style-name="T13">class</text:span>=<text:span text:style-name="T15">"form-control"</text:span><text:span text:style-name="T9">&gt;&lt;/</text:span><text:span text:style-name="T11">div</text:span><text:span text:style-name="T9">&gt;</text:span></text:p>
      <text:p text:style-name="P20"><text:span text:style-name="T9">&lt;</text:span><text:span text:style-name="T11">div</text:span> <text:span text:style-name="T13">class</text:span>=<text:span text:style-name="T15">"form-control"</text:span><text:span text:style-name="T9">&gt;&lt;</text:span><text:span text:style-name="T11">label</text:span> <text:span text:style-name="T13">for</text:span>=<text:span text:style-name="T15">"namex"</text:span><text:span text:style-name="T9">&gt;&lt;/</text:span><text:span text:style-name="T11">label</text:span><text:span text:style-name="T9">&gt;&lt;</text:span><text:span text:style-name="T11">input</text:span> <text:span text:style-name="T13">type</text:span>=<text:span text:style-name="T15">"text"</text:span> <text:span text:style-name="T13">name</text:span>=<text:span text:style-name="T15">"namex"</text:span> <text:span text:style-name="T13">class</text:span>=<text:span text:style-name="T15">"form-control"</text:span><text:span text:style-name="T9">&gt;&lt;/</text:span><text:span text:style-name="T11">div</text:span><text:span text:style-name="T9">&gt;</text:span></text:p>
      <text:p text:style-name="P20"><text:span text:style-name="T9">&lt;</text:span><text:span text:style-name="T11">div</text:span> <text:span text:style-name="T13">class</text:span>=<text:span text:style-name="T15">"form-control"</text:span><text:span text:style-name="T9">&gt;&lt;</text:span><text:span text:style-name="T11">label</text:span> <text:span text:style-name="T13">for</text:span>=<text:span text:style-name="T15">"namex"</text:span><text:span text:style-name="T9">&gt;&lt;/</text:span><text:span text:style-name="T11">label</text:span><text:span text:style-name="T9">&gt;&lt;</text:span><text:span text:style-name="T11">input</text:span> <text:span text:style-name="T13">type</text:span>=<text:span text:style-name="T15">"text"</text:span> <text:span text:style-name="T13">name</text:span>=<text:span text:style-name="T15">"namex"</text:span> <text:span text:style-name="T13">class</text:span>=<text:span text:style-name="T15">"form-control"</text:span><text:span text:style-name="T9">&gt;&lt;/</text:span><text:span text:style-name="T11">div</text:span><text:span text:style-name="T9">&gt;</text:span></text:p>
      <text:p text:style-name="P20"><text:span text:style-name="T9">&lt;</text:span><text:span text:style-name="T11">div</text:span> <text:span text:style-name="T13">class</text:span>=<text:span text:style-name="T15">"form-control"</text:span><text:span text:style-name="T9">&gt;&lt;</text:span><text:span text:style-name="T11">label</text:span> <text:span text:style-name="T13">for</text:span>=<text:span text:style-name="T15">"namex"</text:span><text:span text:style-name="T9">&gt;&lt;/</text:span><text:span text:style-name="T11">label</text:span><text:span text:style-name="T9">&gt;&lt;</text:span><text:span text:style-name="T11">input</text:span> <text:span text:style-name="T13">type</text:span>=<text:span text:style-name="T15">"text"</text:span> <text:span text:style-name="T13">name</text:span>=<text:span text:style-name="T15">"namex"</text:span> <text:span text:style-name="T13">class</text:span>=<text:span text:style-name="T15">"form-control"</text:span><text:span text:style-name="T9">&gt;&lt;/</text:span><text:span text:style-name="T11">div</text:span><text:span text:style-name="T9">&gt;</text:span></text:p>
      <text:p text:style-name="P20"><text:span text:style-name="T9">&lt;/</text:span><text:span text:style-name="T11">form</text:span><text:span text:style-name="T9">&gt;</text:span></text:p>
      <text:p text:style-name="P20"/>
      <text:p text:style-name="P64">Selektieren und Control+D um alle vorkommen zu markieren</text:p>
      <text:h text:style-name="P35" text:outline-level="1" text:is-list-header="true"/>
      <text:h text:style-name="Heading_20_1" text:outline-level="1">Hochladen eines Projekts auf GitHub</text:h>
      <text:p text:style-name="P11"/>
      <text:p text:style-name="P27"><text:a xlink:type="simple" xlink:href="https://docs.github.com/de/get-started/start-your-journey/uploading-a-project-to-github" text:style-name="Internet_20_link" text:visited-style-name="Visited_20_Internet_20_Link"><text:span text:style-name="T7">https://docs.github.com/de/get-started/start-your-journey/uploading-a-project-to-github</text:span></text:a></text:p>
      <text:h text:style-name="P25" text:outline-level="2"><text:bookmark text:name="step-1-create-a-new-repository-for-your-project"/><text:a xlink:type="simple" xlink:href="https://docs.github.com/de/get-started/start-your-journey/uploading-a-project-to-github#step-1-create-a-new-repository-for-your-project" text:style-name="Internet_20_link" text:visited-style-name="Visited_20_Internet_20_Link"><text:span text:style-name="T7">Schritt 1: Erstellen eines neuen Repositorys für dein Projekt</text:span></text:a></text:h>
      <text:p text:style-name="Text_20_body">Es ist ratsam, für jedes einzelne Projekt, an dem du arbeitest, ein neues Repository zu erstellen. Wenn du ein Softwareprojekt schreibst, macht es die Gruppierung aller zugehörigen Dateien in einem neuen Repository einfacher, die Codebasis im Laufe der Zeit zu pflegen und zu verwalten.</text:p>
      <text:list xml:id="list1677862299" text:style-name="L9">
        <text:list-item>
          <text:p text:style-name="P53">Wähle in der rechten oberen Ecke einer beliebigen Seite </text:p>
        </text:list-item>
      </text:list>
      <text:list xml:id="list2147259869" text:style-name="L10">
        <text:list-item>
          <text:p text:style-name="P54">, und klicke dann auf <text:span text:style-name="Strong_20_Emphasis">Neues Repository</text:span>.</text:p>
        </text:list-item>
      </text:list>
      <text:p text:style-name="Text_20_body"><draw:frame draw:style-name="fr1" draw:name="Bild2" text:anchor-type="as-char" svg:width="9.043cm" svg:height="6.375cm" draw:z-index="1"><draw:image xlink:href="Pictures/10000000000002DC000002044121832650D0C4C0.png" xlink:type="simple" xlink:show="embed" xlink:actuate="onLoad" draw:mime-type="image/png"/><svg:title>Screenshot eines GitHub-Dropdownmenüs mit Optionen zum Erstellen neuer Elemente. Das Menüelement „Neues Repository“ ist in dunklem Orange eingerahmt.</svg:title></draw:frame></text:p>
      <text:list xml:id="list3977332990" text:style-name="L11">
        <text:list-item>
          <text:p text:style-name="P55">Gib im Feld "Repositoryname" einen Namen für dein Projekt ein. Gib z. B. "my-first-project" ein.</text:p>
        </text:list-item>
      </text:list>
      <text:list xml:id="list1186382267" text:style-name="L12">
        <text:list-item>
          <text:p text:style-name="P56">Gib im Feld „Beschreibung“ eine kurze Beschreibung ein. Geben Sie beispielsweise Folgendes ein: „Dies ist mein erstes Projekt auf GitHub.“</text:p>
        </text:list-item>
      </text:list>
      <text:list xml:id="list3541875057" text:style-name="L13">
        <text:list-item>
          <text:p text:style-name="P57">Wähle die Option <text:span text:style-name="Strong_20_Emphasis">Öffentlich</text:span> oder <text:span text:style-name="Strong_20_Emphasis">Privat</text:span> für dein Repository aus. Wähle "Öffentlich" aus, wenn andere Personen dein Projekt anzeigen können sollen.</text:p>
        </text:list-item>
      </text:list>
      <text:list xml:id="list1380263513" text:style-name="L14">
        <text:list-item>
          <text:p text:style-name="P58">Wähle <text:span text:style-name="Strong_20_Emphasis">README-Datei hinzufügen</text:span> aus. Du wirst diese Datei in einem späteren Schritt bearbeiten.</text:p>
        </text:list-item>
      </text:list>
      <text:list xml:id="list3909176236" text:style-name="L15">
        <text:list-item>
          <text:p text:style-name="P59">Klicke auf <text:span text:style-name="Strong_20_Emphasis">Repository erstellen</text:span>.</text:p>
        </text:list-item>
      </text:list>
      <text:p text:style-name="P11"/>
      <text:p text:style-name="P11"/>
      <text:h text:style-name="P36" text:outline-level="1"><text:bookmark text:name="title-h1"/>Pushing commits to a remote repository</text:h>
      <text:p text:style-name="P27"><text:a xlink:type="simple" xlink:href="https://docs.github.com/en/get-started/using-git/pushing-commits-to-a-remote-repository" text:style-name="Internet_20_link" text:visited-style-name="Visited_20_Internet_20_Link"><text:span text:style-name="T7">https://docs.github.com/en/get-started/using-git/pushing-commits-to-a-remote-repository</text:span></text:a></text:p>
      <text:p text:style-name="P27"><text:a xlink:type="simple" xlink:href="https://docs.github.com/en/get-started/git-basics/managing-remote-repositories" text:style-name="Internet_20_link" text:visited-style-name="Visited_20_Internet_20_Link"><text:span text:style-name="T7">https://docs.github.com/en/get-started/git-basics/managing-remote-repositories</text:span></text:a></text:p>
      <text:p text:style-name="P11"/>
      <text:h text:style-name="P25" text:outline-level="2"><text:bookmark text:name="adding-a-remote-repository"/><text:a xlink:type="simple" xlink:href="https://docs.github.com/en/get-started/git-basics/managing-remote-repositories#adding-a-remote-repository" text:style-name="Internet_20_link" text:visited-style-name="Visited_20_Internet_20_Link"><text:span text:style-name="T7">Adding a remote repository</text:span></text:a></text:h>
      <text:p text:style-name="Text_20_body">To add a new remote, use the <text:span text:style-name="Source_20_Text">git remote add</text:span> command on the terminal, in the directory your repository is stored at.</text:p>
      <text:p text:style-name="Text_20_body">The <text:span text:style-name="Source_20_Text">git remote add</text:span> command takes two arguments:</text:p>
      <text:list xml:id="list2700353687" text:style-name="L16">
        <text:list-item>
          <text:p text:style-name="P61">A remote name, for example, <text:span text:style-name="Source_20_Text">origin</text:span> </text:p>
        </text:list-item>
        <text:list-item>
          <text:p text:style-name="P60">A remote URL, for example, <text:span text:style-name="Source_20_Text">https://github.com/OWNER/REPOSITORY.git</text:span> </text:p>
        </text:list-item>
      </text:list>
      <text:p text:style-name="Text_20_body">For example:NgbModule</text:p>
      <text:p text:style-name="Preformatted_20_Text"><text:span text:style-name="Source_20_Text">$ git remote add origin https://github.com/OWNER/REPOSITORY.git</text:span></text:p>
      <text:p text:style-name="Preformatted_20_Text"><text:span text:style-name="Source_20_Text"># Set a new remote</text:span></text:p>
      <text:p text:style-name="Preformatted_20_Text"/>
      <text:p text:style-name="Preformatted_20_Text"><text:span text:style-name="Source_20_Text">$ git remote -v</text:span></text:p>
      <text:p text:style-name="Preformatted_20_Text"><text:span text:style-name="Source_20_Text"># Verify new remote</text:span></text:p>
      <text:p text:style-name="Preformatted_20_Text"><text:span text:style-name="Source_20_Text">&gt; origin <text:s/>https://github.com/OWNER/REPOSITORY.git (fetch)</text:span></text:p>
      <text:p text:style-name="P3"><text:span text:style-name="Source_20_Text">&gt; origin <text:s/>https://github.com/OWNER/REPOSITORY.git (push)</text:span></text:p>
      <text:p text:style-name="Text_20_body">For more information on which URL to use, see <text:a xlink:type="simple" xlink:href="https://docs.github.com/en/get-started/git-basics/about-remote-repositories" text:style-name="Internet_20_link" text:visited-style-name="Visited_20_Internet_20_Link">About remote repositories</text:a>.</text:p>
      <text:p text:style-name="P11"/>
      <text:p text:style-name="P28"><text:span text:style-name="Source_20_Text"><text:span text:style-name="T7">git remote add origin </text:span></text:span><text:a xlink:type="simple" xlink:href="https://github.com/OWNER/REPOSITORY.git" text:style-name="Internet_20_link" text:visited-style-name="Visited_20_Internet_20_Link"><text:span text:style-name="Source_20_Text">https://github.com/</text:span></text:a><text:span text:style-name="Source_20_Text"><text:span text:style-name="T7">ea234/AngularBlog.git</text:span></text:span></text:p>
      <text:p text:style-name="P28"><text:span text:style-name="Source_20_Text"><text:span text:style-name="T7"/></text:span></text:p>
      <text:p text:style-name="P26"><text:span text:style-name="Source_20_Text"><text:span text:style-name="T7">git push REMOTE-NAME BRANCH-NAME</text:span></text:span></text:p>
      <text:p text:style-name="P11"/>
      <text:p text:style-name="P11"/>
      <text:p text:style-name="P27"><text:a xlink:type="simple" xlink:href="mailto:git@github.com" text:style-name="Internet_20_link" text:visited-style-name="Visited_20_Internet_20_Link">git@github.com</text:a><text:span text:style-name="T7">:ea234/AngularBlog.git</text:span></text:p>
      <text:p text:style-name="P11">gh repo clone ea234/AngularBlog</text:p>
      <text:p text:style-name="P11"/>
      <text:p text:style-name="P27"><text:a xlink:type="simple" xlink:href="https://stackoverflow.com/questions/4089430/how-to-determine-the-url-that-a-local-git-repository-was-originally-cloned-from" text:style-name="Internet_20_link" text:visited-style-name="Visited_20_Internet_20_Link"><text:span text:style-name="T7">https://stackoverflow.com/questions/4089430/how-to-determine-the-url-that-a-local-git-repository-was-originally-cloned-from</text:span></text:a></text:p>
      <text:p text:style-name="P11"/>
      <text:p text:style-name="P11"><text:bookmark text:name="wpaicg-chat-message-17506"/><text:span text:style-name="Strong_20_Emphasis">Änderungen im Arbeitsverzeichnis verwerfen (zurücksetzen auf den letzten Commit, ohne die Historie zu ändern):</text:span> </text:p>
      <text:p text:style-name="P3"><text:span text:style-name="Source_20_Text">git checkout -- .</text:span></text:p>
      <text:p text:style-name="Text_20_body">oder für einzelne Dateien:</text:p>
      <text:p text:style-name="P3"><text:span text:style-name="Source_20_Text">git checkout -- datei.txt</text:span></text:p>
      <text:p text:style-name="Text_20_body"><text:soft-page-break/>Das verwirft alle Änderungen in deinem Arbeitsverzeichnis und bringt es auf den Stand des letzten Commits.</text:p>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2:17:11.571071293</meta:creation-date>
    <dc:date>2025-08-11T10:48:16.420818921</dc:date>
    <meta:editing-duration>PT7H43M59S</meta:editing-duration>
    <meta:editing-cycles>32</meta:editing-cycles>
    <meta:generator>LibreOffice/7.3.7.2$Linux_X86_64 LibreOffice_project/30$Build-2</meta:generator>
    <meta:document-statistic meta:table-count="0" meta:image-count="2" meta:object-count="0" meta:page-count="11" meta:paragraph-count="223" meta:word-count="1446" meta:character-count="12406" meta:non-whitespace-character-count="10871"/>
  </office:meta>
</office:document-meta>
</file>